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26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1.018cm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938cm" svg:height="0.962cm" svg:x="1cm" svg:y="1cm">
          <draw:text-box>
            <text:p>RTL Diagram for Magnitude block</text:p>
          </draw:text-box>
        </draw:frame>
        <draw:frame draw:style-name="gr2" draw:text-style-name="P1" draw:layer="layout" svg:width="3.046cm" svg:height="2.621cm" svg:x="17.546cm" svg:y="1.002cm">
          <draw:text-box>
            <text:p><text:span text:style-name="T1">Joe Mynhier</text:span></text:p>
            <text:p><text:span text:style-name="T1">ECE337</text:span></text:p>
            <text:p><text:span text:style-name="T1">Section 4</text:span></text:p>
            <text:p><text:span text:style-name="T1">Thu. 2:30</text:span></text:p>
            <text:p><text:span text:style-name="T1">Lab 5</text:span></text:p>
          </draw:text-box>
        </draw:frame>
        <draw:custom-shape draw:style-name="gr3" draw:text-style-name="P3" draw:layer="layout" svg:width="2.54cm" svg:height="1.27cm" draw:transform="rotate (1.57254165604689) translate (13.448cm 9.585cm)">
          <text:p text:style-name="P2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" draw:text-style-name="P2" draw:layer="layout" svg:x1="12.177cm" svg:y1="9.206cm" svg:x2="13.447cm" svg:y2="9.204cm">
            <text:p/>
          </draw:line>
          <draw:line draw:style-name="gr5" draw:text-style-name="P2" draw:layer="layout" svg:x1="12.559cm" svg:y1="9.46cm" svg:x2="12.304cm" svg:y2="8.952cm">
            <text:p/>
          </draw:line>
          <draw:frame draw:style-name="gr6" draw:text-style-name="P4" draw:layer="layout" svg:width="1.361cm" svg:height="0.645cm" draw:transform="rotate (1.57254165604689) translate (12.304cm 9.348cm)">
            <draw:text-box>
              <text:p><text:span text:style-name="T3">15:0</text:span></text:p>
            </draw:text-box>
          </draw:frame>
          <draw:line draw:style-name="gr5" draw:text-style-name="P2" draw:layer="layout" svg:x1="12.559cm" svg:y1="9.46cm" svg:x2="12.304cm" svg:y2="8.952cm">
            <text:p/>
          </draw:line>
        </draw:g>
        <draw:g>
          <draw:line draw:style-name="gr4" draw:text-style-name="P2" draw:layer="layout" svg:x1="12.174cm" svg:y1="7.504cm" svg:x2="13.444cm" svg:y2="7.502cm">
            <text:p/>
          </draw:line>
          <draw:line draw:style-name="gr5" draw:text-style-name="P2" draw:layer="layout" svg:x1="12.556cm" svg:y1="7.758cm" svg:x2="12.301cm" svg:y2="7.25cm">
            <text:p/>
          </draw:line>
          <draw:frame draw:style-name="gr6" draw:text-style-name="P4" draw:layer="layout" svg:width="1.361cm" svg:height="0.645cm" draw:transform="rotate (1.57254165604689) translate (12.301cm 7.646cm)">
            <draw:text-box>
              <text:p><text:span text:style-name="T3">15:0</text:span></text:p>
            </draw:text-box>
          </draw:frame>
        </draw:g>
        <draw:g>
          <draw:line draw:style-name="gr5" draw:text-style-name="P2" draw:layer="layout" svg:x1="15.097cm" svg:y1="8.566cm" svg:x2="14.842cm" svg:y2="8.058cm">
            <text:p/>
          </draw:line>
          <draw:frame draw:style-name="gr6" draw:text-style-name="P4" draw:layer="layout" svg:width="1.361cm" svg:height="0.645cm" draw:transform="rotate (1.57254165604689) translate (14.843cm 8.454cm)">
            <draw:text-box>
              <text:p><text:span text:style-name="T3">15:0</text:span></text:p>
            </draw:text-box>
          </draw:frame>
          <draw:line draw:style-name="gr5" draw:text-style-name="P2" draw:layer="layout" svg:x1="15.097cm" svg:y1="8.566cm" svg:x2="14.842cm" svg:y2="8.058cm">
            <text:p/>
          </draw:line>
          <draw:line draw:style-name="gr5" draw:text-style-name="P2" draw:layer="layout" svg:x1="14.716cm" svg:y1="8.313cm" svg:x2="15.605cm" svg:y2="8.311cm">
            <text:p/>
          </draw:line>
        </draw:g>
        <draw:frame draw:style-name="gr7" draw:text-style-name="P1" draw:layer="layout" svg:width="0.739cm" svg:height="0.725cm" svg:x="13.249cm" svg:y="7.133cm">
          <draw:text-box>
            <text:p><text:span text:style-name="T1">0</text:span></text:p>
          </draw:text-box>
        </draw:frame>
        <draw:frame draw:style-name="gr7" draw:text-style-name="P1" draw:layer="layout" svg:width="0.739cm" svg:height="0.725cm" svg:x="13.272cm" svg:y="8.784cm">
          <draw:text-box>
            <text:p><text:span text:style-name="T1">1</text:span></text:p>
          </draw:text-box>
        </draw:frame>
        <draw:g>
          <draw:line draw:style-name="gr5" draw:text-style-name="P2" draw:layer="layout" svg:x1="3.159cm" svg:y1="9.459cm" svg:x2="2.904cm" svg:y2="8.951cm">
            <text:p/>
          </draw:line>
          <draw:frame draw:style-name="gr6" draw:text-style-name="P4" draw:layer="layout" svg:width="1.361cm" svg:height="0.645cm" draw:transform="rotate (1.57254165604689) translate (2.905cm 9.347cm)">
            <draw:text-box>
              <text:p><text:span text:style-name="T3">16:0</text:span></text:p>
            </draw:text-box>
          </draw:frame>
          <draw:line draw:style-name="gr5" draw:text-style-name="P2" draw:layer="layout" svg:x1="3.159cm" svg:y1="9.459cm" svg:x2="2.904cm" svg:y2="8.951cm">
            <text:p/>
          </draw:line>
          <draw:line draw:style-name="gr5" draw:text-style-name="P2" draw:layer="layout" svg:x1="2.778cm" svg:y1="9.206cm" svg:x2="3.667cm" svg:y2="9.204cm">
            <text:p/>
          </draw:line>
        </draw:g>
        <draw:frame draw:style-name="gr8" draw:text-style-name="P1" draw:layer="layout" svg:width="0.832cm" svg:height="0.725cm" svg:x="2.072cm" svg:y="8.53cm">
          <draw:text-box>
            <text:p><text:span text:style-name="T1">in</text:span></text:p>
          </draw:text-box>
        </draw:frame>
        <draw:line draw:style-name="gr9" draw:text-style-name="P2" draw:layer="layout" svg:x1="3.667cm" svg:y1="9.206cm" svg:x2="12.177cm" svg:y2="9.204cm">
          <text:p/>
        </draw:line>
        <draw:g>
          <draw:line draw:style-name="gr5" draw:text-style-name="P2" draw:layer="layout" svg:x1="5.826cm" svg:y1="9.459cm" svg:x2="5.571cm" svg:y2="8.951cm">
            <text:p/>
          </draw:line>
          <draw:frame draw:style-name="gr6" draw:text-style-name="P4" draw:layer="layout" svg:width="1.361cm" svg:height="0.645cm" draw:transform="rotate (1.57254165604689) translate (5.572cm 9.347cm)">
            <draw:text-box>
              <text:p><text:span text:style-name="T3">15:0</text:span></text:p>
            </draw:text-box>
          </draw:frame>
          <draw:line draw:style-name="gr5" draw:text-style-name="P2" draw:layer="layout" svg:x1="5.826cm" svg:y1="9.459cm" svg:x2="5.571cm" svg:y2="8.951cm">
            <text:p/>
          </draw:line>
          <draw:line draw:style-name="gr5" draw:text-style-name="P2" draw:layer="layout" svg:x1="5.445cm" svg:y1="9.206cm" svg:x2="6.334cm" svg:y2="9.204cm">
            <text:p/>
          </draw:line>
        </draw:g>
        <draw:custom-shape draw:style-name="gr10" draw:text-style-name="P2" draw:layer="layout" svg:width="0.254cm" svg:height="0.254cm" svg:x="4.175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4.302cm" svg:y1="9.204cm" svg:x2="4.302cm" svg:y2="11.541cm">
          <text:p/>
        </draw:line>
        <draw:line draw:style-name="gr11" draw:text-style-name="P2" draw:layer="layout" svg:x1="4.302cm" svg:y1="11.541cm" svg:x2="6.715cm" svg:y2="11.541cm">
          <text:p/>
        </draw:line>
        <draw:custom-shape draw:style-name="gr12" draw:text-style-name="P2" draw:layer="layout" svg:width="2.54cm" svg:height="2.667cm" svg:x="6.715cm" svg:y="10.398cm">
          <text:p text:style-name="P2">== 1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.651cm" svg:height="0.762cm" svg:x="4.683cm" svg:y="11.668cm">
          <draw:text-box>
            <text:p><text:span text:style-name="T1">in[16]</text:span></text:p>
          </draw:text-box>
        </draw:frame>
        <draw:frame draw:style-name="gr13" draw:text-style-name="P1" draw:layer="layout" svg:width="2.286cm" svg:height="0.762cm" svg:x="4.683cm" svg:y="9.255cm">
          <draw:text-box>
            <text:p><text:span text:style-name="T1">In[15:0]</text:span></text:p>
          </draw:text-box>
        </draw:frame>
        <draw:line draw:style-name="gr9" draw:text-style-name="P2" draw:layer="layout" svg:x1="9.255cm" svg:y1="11.541cm" svg:x2="13.954cm" svg:y2="11.541cm">
          <text:p/>
        </draw:line>
        <draw:line draw:style-name="gr11" draw:text-style-name="P2" draw:layer="layout" svg:x1="13.954cm" svg:y1="11.541cm" svg:x2="13.954cm" svg:y2="9.382cm">
          <text:p/>
        </draw:line>
        <draw:line draw:style-name="gr9" draw:text-style-name="P2" draw:layer="layout" svg:x1="6.588cm" svg:y1="9.206cm" svg:x2="6.588cm" svg:y2="4.048cm">
          <text:p/>
        </draw:line>
        <draw:custom-shape draw:style-name="gr12" draw:text-style-name="P2" draw:layer="layout" svg:width="2.54cm" svg:height="2.667cm" svg:x="8.112cm" svg:y="2.524cm">
          <text:p text:style-name="P2">- 1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4cm" svg:height="2.667cm" svg:x="8.112cm" svg:y="5.826cm">
          <text:p text:style-name="P2">^ 0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6.588cm" svg:y1="4.048cm" svg:x2="8.112cm" svg:y2="4.048cm">
          <text:p/>
        </draw:line>
        <draw:line draw:style-name="gr11" draw:text-style-name="P2" draw:layer="layout" svg:x1="9.382cm" svg:y1="5.191cm" svg:x2="9.382cm" svg:y2="5.826cm">
          <text:p/>
        </draw:line>
        <draw:line draw:style-name="gr9" draw:text-style-name="P2" draw:layer="layout" svg:x1="12.174cm" svg:y1="7.502cm" svg:x2="10.652cm" svg:y2="7.502cm">
          <text:p/>
        </draw:line>
        <draw:line draw:style-name="gr11" draw:text-style-name="P2" draw:layer="layout" svg:x1="15.605cm" svg:y1="8.311cm" svg:x2="19.796cm" svg:y2="8.366cm">
          <text:p/>
        </draw:line>
        <draw:frame draw:style-name="gr14" draw:text-style-name="P1" draw:layer="layout" svg:width="1.34cm" svg:height="0.725cm" svg:x="17.694cm" svg:y="7.514cm">
          <draw:text-box>
            <text:p><text:span text:style-name="T1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27T17:55:47.680119780</meta:creation-date>
    <dc:date>2016-09-27T18:06:24.192136888</dc:date>
    <dc:creator>Mentor Graphics</dc:creator>
    <meta:editing-duration>PT10M34S</meta:editing-duration>
    <meta:editing-cycles>6</meta:editing-cycles>
    <meta:generator>LibreOffice/4.3.7.2$Linux_X86_64 LibreOffice_project/430$Build-2</meta:generator>
    <meta:document-statistic meta:object-count="47"/>
  </office:meta>
</office:document-meta>
</file>